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List_20_Paragraph" style:list-style-name="WWNum1">
      <style:text-properties style:font-name="Arial"/>
    </style:style>
    <style:style style:name="T1" style:family="text">
      <style:text-properties officeooo:rsid="001e97c8"/>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S <text:span text:style-name="T1">4000</text:span> Progress Report</text:p>
      <text:p text:style-name="P1">Student Name</text:p>
      <text:p text:style-name="P1">Week 6 or Week 10</text:p>
      <text:p text:style-name="P2"/>
      <text:p text:style-name="P3">Project Overview</text:p>
      <text:p text:style-name="P2"/>
      <text:p text:style-name="P2">Provide the project name, a brief <text:span text:style-name="T2">description</text:span> of the website, its purpose, and intended users.</text:p>
      <text:p text:style-name="P2"/>
      <text:p text:style-name="P3">Current Project Status</text:p>
      <text:p text:style-name="P2"/>
      <text:p text:style-name="P2">Describe what has been completed so far. Include implemented features, existing pages, and working components.</text:p>
      <text:p text:style-name="P2"/>
      <text:p text:style-name="P3">What Has Gone Well</text:p>
      <text:p text:style-name="P2"/>
      <text:p text:style-name="P2">Discuss aspects of the project that were easier than expected or that you successfully implemented.</text:p>
      <text:p text:style-name="P2"/>
      <text:p text:style-name="P3">Challenges and Problem Solving</text:p>
      <text:p text:style-name="P2"/>
      <text:p text:style-name="P2">Explain challenges you encountered, how you approached them, and what you learned from solving (or attempting to solve) them.</text:p>
      <text:p text:style-name="P2"/>
      <text:p text:style-name="P3">Next Steps</text:p>
      <text:p text:style-name="P2"/>
      <text:p text:style-name="P2">List specific tasks and goals for the next phase of development.</text:p>
      <text:p text:style-name="P2"/>
      <text:p text:style-name="P3">Resources and Tools Used</text:p>
      <text:p text:style-name="P2"/>
      <text:p text:style-name="P2">List all resources used, including tutorials, documentation, websites, and tools.</text:p>
      <text:p text:style-name="P2"/>
      <text:p text:style-name="P3">Generative AI Use (If Applicable)</text:p>
      <text:p text:style-name="P2"/>
      <text:p text:style-name="P2">Describe how generative AI was used, what it helped with, and what work you completed independently. Include screenshots of prompts as an appendix (does not count towards page requirement), if applicable. Be honest.</text:p>
      <text:p text:style-name="P2"/>
      <text:p text:style-name="P3">Links to Project Artifacts</text:p>
      <text:p text:style-name="P2"/>
      <text:list text:style-name="WWNum1">
        <text:list-item>
          <text:p text:style-name="P4">GitHub Repository (if applicable): </text:p>
        </text:list-item>
        <text:list-item>
          <text:p text:style-name="P4">Live Site (if applicable):</text:p>
        </text:list-item>
        <text:list-item>
          <text:p text:style-name="P4">Presentation:</text:p>
        </text:list-item>
        <text:list-item>
          <text:p text:style-name="P4">And so o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Jason Powell</meta:initial-creator>
    <meta:editing-cycles>13</meta:editing-cycles>
    <meta:creation-date>2025-12-21T23:48:00</meta:creation-date>
    <dc:date>2025-12-22T20:30:17.805964400</dc:date>
    <meta:editing-duration>PT13M5S</meta:editing-duration>
    <meta:generator>LibreOffice/25.8.4.2$Windows_X86_64 LibreOffice_project/290daaa01b999472f0c7a3890eb6a550fd74c6df</meta:generator>
    <meta:document-statistic meta:table-count="0" meta:image-count="0" meta:object-count="0" meta:page-count="1" meta:paragraph-count="22" meta:word-count="173" meta:character-count="1108" meta:non-whitespace-character-count="960"/>
    <meta:user-defined meta:name="AppVersion">16.0000</meta:user-defined>
    <meta:user-defined meta:name="GrammarlyDocumentId">13af930d-add3-43c4-b791-6124f1dd7f65</meta:user-defined>
    <meta:template xlink:type="simple" xlink:actuate="onRequest" xlink:title="Normal.dotm" xlink:href=""/>
  </office:meta>
</office:document-meta>
</file>